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16.5pt"/>
    </style:style>
    <style:style style:name="co3" style:family="table-column">
      <style:table-column-properties fo:break-before="auto" style:column-width="57.4pt"/>
    </style:style>
    <style:style style:name="co4" style:family="table-column">
      <style:table-column-properties fo:break-before="auto" style:column-width="76pt"/>
    </style:style>
    <style:style style:name="co5" style:family="table-column">
      <style:table-column-properties fo:break-before="auto" style:column-width="298.91pt"/>
    </style:style>
    <style:style style:name="co6" style:family="table-column">
      <style:table-column-properties fo:break-before="auto" style:column-width="149.84pt"/>
    </style:style>
    <style:style style:name="co7" style:family="table-column">
      <style:table-column-properties fo:break-before="auto" style:column-width="49.15pt"/>
    </style:style>
    <style:style style:name="co8" style:family="table-column">
      <style:table-column-properties fo:break-before="auto" style:column-width="84.05pt"/>
    </style:style>
    <style:style style:name="co9" style:family="table-column">
      <style:table-column-properties fo:break-before="auto" style:column-width="49.8pt"/>
    </style:style>
    <style:style style:name="co10" style:family="table-column">
      <style:table-column-properties fo:break-before="auto" style:column-width="252.91pt"/>
    </style:style>
    <style:style style:name="co11" style:family="table-column">
      <style:table-column-properties fo:break-before="auto" style:column-width="125.26pt"/>
    </style:style>
    <style:style style:name="co12" style:family="table-column">
      <style:table-column-properties fo:break-before="auto" style:column-width="138.76pt"/>
    </style:style>
    <style:style style:name="co13" style:family="table-column">
      <style:table-column-properties fo:break-before="auto" style:column-width="57.86pt"/>
    </style:style>
    <style:style style:name="co14" style:family="table-column">
      <style:table-column-properties fo:break-before="auto" style:column-width="85.61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70.55pt"/>
    </style:style>
    <style:style style:name="co17" style:family="table-column">
      <style:table-column-properties fo:break-before="auto" style:column-width="507.49pt"/>
    </style:style>
    <style:style style:name="co18" style:family="table-column">
      <style:table-column-properties fo:break-before="auto" style:column-width="405.95pt"/>
    </style:style>
    <style:style style:name="co19" style:family="table-column">
      <style:table-column-properties fo:break-before="auto" style:column-width="87.9pt"/>
    </style:style>
    <style:style style:name="co20" style:family="table-column">
      <style:table-column-properties fo:break-before="auto" style:column-width="99.64pt"/>
    </style:style>
    <style:style style:name="co21" style:family="table-column">
      <style:table-column-properties fo:break-before="auto" style:column-width="140.4pt"/>
    </style:style>
    <style:style style:name="co22" style:family="table-column">
      <style:table-column-properties fo:break-before="auto" style:column-width="279.16pt"/>
    </style:style>
    <style:style style:name="co23" style:family="table-column">
      <style:table-column-properties fo:break-before="auto" style:column-width="106.7pt"/>
    </style:style>
    <style:style style:name="co24" style:family="table-column">
      <style:table-column-properties fo:break-before="auto" style:column-width="103.61pt"/>
    </style:style>
    <style:style style:name="co25" style:family="table-column">
      <style:table-column-properties fo:break-before="auto" style:column-width="101.25pt"/>
    </style:style>
    <style:style style:name="co26" style:family="table-column">
      <style:table-column-properties fo:break-before="auto" style:column-width="77.7pt"/>
    </style:style>
    <style:style style:name="co27" style:family="table-column">
      <style:table-column-properties fo:break-before="auto" style:column-width="102.81pt"/>
    </style:style>
    <style:style style:name="co28" style:family="table-column">
      <style:table-column-properties fo:break-before="auto" style:column-width="43.99pt"/>
    </style:style>
    <style:style style:name="co29" style:family="table-column">
      <style:table-column-properties fo:break-before="auto" style:column-width="109.84pt"/>
    </style:style>
    <style:style style:name="co30" style:family="table-column">
      <style:table-column-properties fo:break-before="auto" style:column-width="63.61pt"/>
    </style:style>
    <style:style style:name="co31" style:family="table-column">
      <style:table-column-properties fo:break-before="auto" style:column-width="64.01pt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76pt" fo:break-before="auto" style:use-optimal-row-height="false"/>
    </style:style>
    <style:style style:name="ro5" style:family="table-row">
      <style:table-row-properties style:row-height="14.9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5pt" fo:break-before="auto" style:use-optimal-row-height="true"/>
    </style:style>
    <style:style style:name="ro1" style:family="table-row">
      <style:table-row-properties style:row-height="15.79pt" fo:break-before="auto" style:use-optimal-row-height="true"/>
    </style:style>
    <style:style style:name="ro7" style:family="table-row">
      <style:table-row-properties style:row-height="15.76pt" fo:break-before="auto" style:use-optimal-row-height="true"/>
    </style:style>
    <style:style style:name="ta2" style:family="table" style:master-page-name="PageStyle_5f_Sheet1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ta4" style:family="table" style:master-page-name="PageStyle_5f_Sheet3">
      <style:table-properties table:display="true" style:writing-mode="lr-tb"/>
    </style:style>
    <style:style style:name="ta5" style:family="table" style:master-page-name="PageStyle_5f_Sheet4">
      <style:table-properties table:display="true" style:writing-mode="lr-tb"/>
    </style:style>
    <style:style style:name="ta6" style:family="table" style:master-page-name="PageStyle_5f_Sheet5">
      <style:table-properties table:display="true" style:writing-mode="lr-tb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11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ackground-color="#00cc33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5" style:family="table-cell" style:parent-style-name="Default">
      <style:table-cell-properties fo:background-color="#0000cc" fo:padding="2.01pt"/>
      <style:text-properties style:use-window-font-color="true" style:text-position="" style:font-name="DejaVu Sans Light" fo:font-size="10pt" style:font-size-asian="10pt" style:font-size-complex="10pt"/>
    </style:style>
    <style:style style:name="ce16" style:family="table-cell" style:parent-style-name="Default">
      <style:table-cell-properties fo:background-color="#ff0000" fo:padding="2.01pt"/>
      <style:text-properties style:text-position="" style:font-name="DejaVu Sans Light" fo:font-size="10pt" style:font-size-asian="10pt" style:font-size-complex="10pt"/>
    </style:style>
    <style:style style:name="ce17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19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2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29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padding="2.01pt"/>
      <style:text-properties style:text-position="" style:font-name="DejaVu Sans Light" fo:font-size="10pt" style:font-size-asian="10pt" style:font-size-complex="10pt"/>
    </style:style>
    <style:style style:name="ce30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text-position="" style:font-name="DejaVu Sans Light" fo:font-size="10pt" style:font-size-asian="10pt" style:font-size-complex="10pt"/>
    </style:style>
    <style:style style:name="ce33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 style:font-name="DejaVu Sans Light" fo:font-size="10pt" style:font-size-asian="10pt" style:font-size-complex="10pt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 style:font-name="DejaVu Sans Light" fo:font-size="10pt" style:font-size-asian="10pt" style:font-size-complex="10pt"/>
    </style:style>
    <style:style style:name="ce36" style:family="table-cell" style:parent-style-name="Default">
      <style:text-properties style:text-position="" style:font-name="DejaVu Sans Light" fo:font-size="10pt" style:font-size-asian="10pt" style:font-size-complex="10pt"/>
    </style:style>
    <style:style style:name="ce37" style:family="table-cell" style:parent-style-name="Default">
      <style:table-cell-properties fo:background-color="#ff3333"/>
      <style:text-properties style:text-position="" style:font-name="DejaVu Sans Light" fo:font-size="10pt" style:font-size-asian="10pt" style:font-size-complex="10pt"/>
    </style:style>
    <style:style style:name="ce4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ackground-color="#00cc33" fo:padding="2.01pt"/>
      <style:text-properties style:text-position="" style:font-name="DejaVu Sans Light" fo:font-size="10pt" style:font-size-asian="10pt" style:font-size-complex="10pt"/>
    </style:style>
    <style:style style:name="ce7" style:family="table-cell" style:parent-style-name="Default">
      <style:table-cell-properties fo:background-color="#ff0000" fo:padding="2.01pt"/>
      <style:text-properties fo:color="#800000" style:text-position="" style:font-name="DejaVu Sans Light" fo:font-size="10pt" style:font-size-asian="10pt" style:font-size-complex="10pt"/>
    </style:style>
    <style:style style:name="ce8" style:family="table-cell" style:parent-style-name="Default">
      <style:table-cell-properties fo:background-color="#ff33ff" fo:padding="2.01pt"/>
      <style:text-properties style:text-position="" style:font-name="DejaVu Sans Light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fo:border="none" fo:padding="2.01pt" style:rotation-align="none"/>
      <style:text-properties style:text-position="" style:font-name="DejaVu Sans Light" fo:font-size="10pt" style:font-size-asian="10pt" style:font-size-complex="10pt"/>
    </style:style>
    <style:style style:name="ce38" style:family="table-cell" style:parent-style-name="Default">
      <style:table-cell-properties fo:padding="2.01pt"/>
      <style:text-properties style:text-position=""/>
    </style:style>
    <style:style style:name="ce3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text-position=""/>
    </style:style>
    <style:style style:name="ce41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text-position=""/>
    </style:style>
    <style:style style:name="ce42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text-position=""/>
    </style:style>
    <style:style style:name="ce44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text-position=""/>
    </style:style>
    <style:style style:name="ce47" style:family="table-cell" style:parent-style-name="Default">
      <style:table-cell-properties style:diagonal-bl-tr="none" style:diagonal-tl-br="none" fo:border="none" fo:padding="2.01pt" style:rotation-align="none"/>
      <style:text-properties style:text-position=""/>
    </style:style>
    <style:style style:name="ce48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  <style:text-properties style:text-position=""/>
    </style:style>
    <style:style style:name="ce52" style:family="table-cell" style:parent-style-name="Default">
      <style:table-cell-properties fo:background-color="#00ff66" fo:padding="2.01pt"/>
      <style:text-properties style:text-position=""/>
    </style:style>
    <style:style style:name="ce53" style:family="table-cell" style:parent-style-name="Default">
      <style:table-cell-properties fo:background-color="#ffff00" fo:padding="2.01pt"/>
      <style:text-properties style:text-position=""/>
    </style:style>
    <style:style style:name="ce54" style:family="table-cell" style:parent-style-name="Default">
      <style:table-cell-properties fo:background-color="#ffff00" style:diagonal-bl-tr="none" style:diagonal-tl-br="none" fo:border="none" fo:padding="2.01pt" style:rotation-align="none"/>
      <style:text-properties style:text-position=""/>
    </style:style>
    <style:style style:name="ce55" style:family="table-cell" style:parent-style-name="Default">
      <style:table-cell-properties fo:background-color="#ff3333" style:diagonal-bl-tr="none" style:diagonal-tl-br="none" fo:border="none" fo:padding="2.01pt" style:rotation-align="none"/>
      <style:text-properties style:text-position=""/>
    </style:style>
    <style:style style:name="ce56" style:family="table-cell" style:parent-style-name="Default">
      <style:table-cell-properties fo:background-color="#ff3333"/>
      <style:text-properties style:text-position=""/>
    </style:style>
    <style:style style:name="ce57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  <style:text-properties style:text-position=""/>
    </style:style>
    <style:style style:name="ce5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style:text-position=""/>
    </style:style>
    <style:style style:name="ce60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 style:data-style-name="N10">
      <style:table-cell-properties fo:padding="2.01pt"/>
      <style:text-properties style:text-position=""/>
    </style:style>
    <style:style style:name="ce65" style:family="table-cell" style:parent-style-name="Default">
      <style:table-cell-properties fo:padding="2.01pt"/>
      <style:text-properties fo:color="#000000" style:text-outline="false" style:text-line-through-style="none" style:text-line-through-type="none" style:text-position="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able-cell-properties fo:padding="2.01pt"/>
      <style:text-properties style:font-name="DejaVu Sans Light" fo:font-size="10pt" style:font-size-asian="10pt" style:font-size-complex="10pt"/>
    </style:style>
    <style:style style:name="ce76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fo:background-color="#00cc33" fo:padding="2.01pt"/>
      <style:text-properties style:font-name="DejaVu Sans Light" fo:font-size="10pt" style:font-size-asian="10pt" style:font-size-complex="10pt"/>
    </style:style>
    <style:style style:name="ce79" style:family="table-cell" style:parent-style-name="Default">
      <style:table-cell-properties fo:background-color="#ff0000" fo:padding="2.01pt"/>
      <style:text-properties fo:color="#800000" style:font-name="DejaVu Sans Light" fo:font-size="10pt" style:font-size-asian="10pt" style:font-size-complex="10pt"/>
    </style:style>
    <style:style style:name="ce80" style:family="table-cell" style:parent-style-name="Default">
      <style:table-cell-properties fo:background-color="#ff33ff" fo:padding="2.01pt"/>
      <style:text-properties style:font-name="DejaVu Sans Light" fo:font-size="10pt" style:font-size-asian="10pt" style:font-size-complex="10pt"/>
    </style:style>
    <style:style style:name="ce81" style:family="table-cell" style:parent-style-name="Default">
      <style:table-cell-properties style:diagonal-bl-tr="none" style:diagonal-tl-br="none" fo:border="none" fo:padding="2.01pt" style:rotation-align="none"/>
      <style:text-properties style:font-name="DejaVu Sans Light" fo:font-size="10pt" style:font-size-asian="10pt" style:font-size-complex="10pt"/>
    </style:style>
    <style:style style:name="ce82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style:font-name="DejaVu Sans Light" fo:font-size="10pt" style:font-size-asian="10pt" style:font-size-complex="10pt"/>
    </style:style>
    <style:style style:name="ce83" style:family="table-cell" style:parent-style-name="Default">
      <style:table-cell-properties fo:border-bottom="0.74pt solid #eff0f1" fo:background-color="#00cc33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fo:background-color="#00cc33" fo:padding="2.01pt"/>
      <style:text-properties style:use-window-font-color="true" style:font-name="DejaVu Sans Light" fo:font-size="10pt" style:font-size-asian="10pt" style:font-size-complex="10pt"/>
    </style:style>
    <style:style style:name="ce87" style:family="table-cell" style:parent-style-name="Default">
      <style:table-cell-properties fo:background-color="#0000cc" fo:padding="2.01pt"/>
      <style:text-properties style:use-window-font-color="true" style:font-name="DejaVu Sans Light" fo:font-size="10pt" style:font-size-asian="10pt" style:font-size-complex="10pt"/>
    </style:style>
    <style:style style:name="ce88" style:family="table-cell" style:parent-style-name="Default">
      <style:table-cell-properties fo:background-color="#ff0000" fo:padding="2.01pt"/>
      <style:text-properties style:font-name="DejaVu Sans Light" fo:font-size="10pt" style:font-size-asian="10pt" style:font-size-complex="10pt"/>
    </style:style>
    <style:style style:name="ce89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90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91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93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style:font-name="DejaVu Sans Light"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7" style:family="table-cell" style:parent-style-name="Excel_5f_BuiltIn_5f_Currency">
      <style:table-cell-properties style:glyph-orientation-vertical="0" fo:border-bottom="0.74pt solid #eff0f1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>
      <style:table-cell-properties style:text-align-source="fix" style:repeat-content="false" fo:padding="2.01pt"/>
      <style:paragraph-properties fo:text-align="start" fo:margin-left="0pt"/>
      <style:text-properties style:font-name="DejaVu Sans Light" fo:font-size="10pt" style:font-size-asian="10pt" style:font-size-complex="10pt"/>
    </style:style>
    <style:style style:name="ce105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style:font-name="DejaVu Sans Light" fo:font-size="10pt" style:font-size-asian="10pt" style:font-size-complex="10pt"/>
    </style:style>
    <style:style style:name="ce106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ejaVu Sans Light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7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font-name="DejaVu Sans Light" fo:font-size="10pt" style:font-size-asian="10pt" style:font-size-complex="10pt"/>
    </style:style>
    <style:style style:name="ce108" style:family="table-cell" style:parent-style-name="Default">
      <style:text-properties style:font-name="DejaVu Sans Light" fo:font-size="10pt" style:font-size-asian="10pt" style:font-size-complex="10pt"/>
    </style:style>
    <style:style style:name="ce109" style:family="table-cell" style:parent-style-name="Default">
      <style:table-cell-properties fo:background-color="#ff3333"/>
      <style:text-properties style:font-name="DejaVu Sans Light" fo:font-size="10pt" style:font-size-asian="10pt" style:font-size-complex="10pt"/>
    </style:style>
    <style:style style:name="ce110" style:family="table-cell" style:parent-style-name="Default">
      <style:table-cell-properties fo:padding="2.01pt"/>
    </style:style>
    <style:style style:name="ce111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2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</style:style>
    <style:style style:name="ce113" style:family="table-cell" style:parent-style-name="Default">
      <style:table-cell-properties style:diagonal-bl-tr="none" style:diagonal-tl-br="none" fo:background-color="transparent" fo:border="none" fo:padding="2.01pt" style:rotation-align="none"/>
    </style:style>
    <style:style style:name="ce11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5" style:family="table-cell" style:parent-style-name="Default">
      <style:table-cell-properties style:glyph-orientation-vertical="0" style:text-align-source="fix" style:repeat-content="false" fo:wrap-option="no-wrap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</style:style>
    <style:style style:name="ce116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7" style:family="table-cell" style:parent-style-name="Excel_5f_BuiltIn_5f_Currency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8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</style:style>
    <style:style style:name="ce119" style:family="table-cell" style:parent-style-name="Default">
      <style:table-cell-properties style:diagonal-bl-tr="none" style:diagonal-tl-br="none" fo:border="none" fo:padding="2.01pt" style:rotation-align="none"/>
    </style:style>
    <style:style style:name="ce120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order-bottom="0.74pt solid #eff0f1" style:diagonal-bl-tr="none" style:diagonal-tl-br="none" fo:background-color="transparent" fo:border-left="none" fo:padding="2.01pt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2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0.74pt solid #eff0f1" fo:background-color="#00ff66" style:diagonal-bl-tr="none" style:diagonal-tl-br="none" fo:border-left="none" fo:padding="2.01pt" fo:border-right="none" style:rotation-align="none" fo:border-top="none"/>
    </style:style>
    <style:style style:name="ce124" style:family="table-cell" style:parent-style-name="Default">
      <style:table-cell-properties fo:background-color="#00ff66" fo:padding="2.01pt"/>
    </style:style>
    <style:style style:name="ce125" style:family="table-cell" style:parent-style-name="Default">
      <style:table-cell-properties fo:background-color="#ffff00" fo:padding="2.01pt"/>
    </style:style>
    <style:style style:name="ce126" style:family="table-cell" style:parent-style-name="Default">
      <style:table-cell-properties fo:background-color="#ffff00" style:diagonal-bl-tr="none" style:diagonal-tl-br="none" fo:border="none" fo:padding="2.01pt" style:rotation-align="none"/>
    </style:style>
    <style:style style:name="ce127" style:family="table-cell" style:parent-style-name="Default">
      <style:table-cell-properties fo:background-color="#ff3333" style:diagonal-bl-tr="none" style:diagonal-tl-br="none" fo:border="none" fo:padding="2.01pt" style:rotation-align="none"/>
    </style:style>
    <style:style style:name="ce128" style:family="table-cell" style:parent-style-name="Default">
      <style:table-cell-properties fo:background-color="#ff3333"/>
    </style:style>
    <style:style style:name="ce129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glyph-orientation-vertical="0" fo:border-bottom="0.74pt solid #eff0f1" style:diagonal-bl-tr="none" style:diagonal-tl-br="none" style:text-align-source="fix" style:repeat-content="false" fo:wrap-option="no-wrap" fo:border-left="none" style:direction="ltr" fo:padding="2.01pt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pt" style:writing-mode="page"/>
    </style:style>
    <style:style style:name="ce131" style:family="table-cell" style:parent-style-name="Default">
      <style:table-cell-properties fo:border-bottom="0.74pt solid #eff0f1" style:diagonal-bl-tr="none" style:diagonal-tl-br="none" fo:border-left="none" fo:padding="2.01pt" fo:border-right="none" style:rotation-align="none" fo:border-top="0.74pt solid #eff0f1"/>
    </style:style>
    <style:style style:name="ce132" style:family="table-cell" style:parent-style-name="Default">
      <style:table-cell-properties style:diagonal-bl-tr="none" style:diagonal-tl-br="none" fo:background-color="transparent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diagonal-bl-tr="none" style:diagonal-tl-br="none" fo:border="none" fo:padding="2.01pt"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 style:data-style-name="N10">
      <style:table-cell-properties fo:padding="2.01pt"/>
    </style:style>
    <style:style style:name="ce137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color="#0000ff" style:text-outline="false" style:text-line-through-style="none" style:text-line-through-type="none" style:font-name="Calibri" fo:font-size="11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icrosoft YaHei" style:font-size-asian="11pt" style:language-asian="none" style:country-asian="none" style:font-style-asian="normal" style:font-weight-asian="normal" style:font-name-complex="Mang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ff" style:font-name="Calibri" fo:font-size="11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Microsoft YaHei" style:font-name-complex="Mang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Memory+Interrupts" table:style-name="ta1">
        <office:forms form:automatic-focus="false" form:apply-design-mode="false"/>
        <table:table-column table:style-name="co31" table:number-columns-repeated="14" table:default-cell-style-name="Default"/>
        <table:table-row table:style-name="ro1">
          <table:table-cell table:number-columns-repeated="14"/>
        </table:table-row>
        <table:table-row table:style-name="ro1">
          <table:table-cell/>
          <table:table-cell table:style-name="ce74" office:value-type="string" calcext:value-type="string">
            <text:p>A23</text:p>
          </table:table-cell>
          <table:table-cell table:style-name="ce74" office:value-type="string" calcext:value-type="string">
            <text:p>A22</text:p>
          </table:table-cell>
          <table:table-cell table:style-name="ce74" office:value-type="string" calcext:value-type="string">
            <text:p>A21</text:p>
          </table:table-cell>
          <table:table-cell table:style-name="ce74" office:value-type="string" calcext:value-type="string">
            <text:p>A20</text:p>
          </table:table-cell>
          <table:table-cell table:style-name="ce74" office:value-type="string" calcext:value-type="string">
            <text:p>MODE</text:p>
          </table:table-cell>
          <table:table-cell table:number-columns-repeated="3"/>
          <table:table-cell office:value-type="string" calcext:value-type="string">
            <text:p>Interrupts</text:p>
          </table:table-cell>
          <table:table-cell office:value-type="string" calcext:value-type="string">
            <text:p>IPL2</text:p>
          </table:table-cell>
          <table:table-cell office:value-type="string" calcext:value-type="string">
            <text:p>IPL1</text:p>
          </table:table-cell>
          <table:table-cell office:value-type="string" calcext:value-type="string">
            <text:p>IPL0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table:style-name="ce73" office:value-type="string" calcext:value-type="string">
            <text:p>F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Unmaskable</text:p>
          </table:table-cell>
        </table:table-row>
        <table:table-row table:style-name="ro1">
          <table:table-cell table:style-name="ce73" office:value-type="string" calcext:value-type="string">
            <text:p>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3"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3" office:value-type="string" calcext:value-type="string">
            <text:p>C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3"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73"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GPI/GPO</text:p>
          </table:table-cell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ks:</text:p>
          </table:table-cell>
          <table:table-cell office:value-type="string" calcext:value-type="string">
            <text:p>Enable/disable speaker, use data pins as interrupt vector, use data pins as buffer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eriodic interrupt triggering??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PLD</text:p>
          </table:table-cell>
          <table:table-cell office:value-type="string" calcext:value-type="string">
            <text:p>CPLD Masks</text:p>
          </table:table-cell>
          <table:table-cell/>
          <table:table-cell table:style-name="ce74" office:value-type="string" calcext:value-type="string">
            <text:p>According to 68Katy, a 100Hz periodic interrupt is essential</text:p>
          </table:table-cell>
          <table:table-cell table:number-columns-repeated="4"/>
          <table:table-cell office:value-type="string" calcext:value-type="string">
            <text:p>let's do 1000H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UART</text:p>
          </table:table-cell>
          <table:table-cell office:value-type="string" calcext:value-type="string">
            <text:p>A19-16 used for mode-setting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M</text:p>
          </table:table-cell>
          <table:table-cell table:number-columns-repeated="8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string" calcext:value-type="string">
            <text:p>ROM</text:p>
          </table:table-cell>
          <table:table-cell table:number-columns-repeated="8"/>
        </table:table-row>
        <table:table-row table:style-name="ro1">
          <table:table-cell table:number-columns-repeated="14"/>
        </table:table-row>
      </table:table>
      <table:table table:name="Parts" table:style-name="ta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3" table:default-cell-style-name="ce18"/>
        <table:table-column table:style-name="co4" table:number-columns-repeated="2" table:default-cell-style-name="ce23"/>
        <table:table-column table:style-name="co5" table:default-cell-style-name="ce23"/>
        <table:table-column table:style-name="co6" table:default-cell-style-name="ce3"/>
        <table:table-column table:style-name="co7" table:default-cell-style-name="ce18"/>
        <table:table-column table:style-name="co8" table:default-cell-style-name="ce3"/>
        <table:table-column table:style-name="co9" table:number-columns-repeated="1015" table:default-cell-style-name="ce36"/>
        <table:table-row table:style-name="ro3">
          <table:table-cell office:value-type="string" calcext:value-type="string">
            <text:p>Sheet 1: Parts lis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2: Supply requirements</text:p>
          </table:table-cell>
          <table:table-cell table:number-columns-repeated="4"/>
          <table:table-cell office:value-type="string" office:string-value="MicroComputer Design" calcext:value-type="string">
            <text:p>MicroComputer Design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3: Symbol/Pattern/Component Progress</text:p>
          </table:table-cell>
          <table:table-cell table:number-columns-repeated="4"/>
          <table:table-cell office:value-type="string" office:string-value="Sample by Dr. kim" calcext:value-type="string">
            <text:p>Sample by Dr. kim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eet 4: Time Shee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heet 5: Project Progress</text:p>
          </table:table-cell>
          <table:table-cell table:number-columns-repeated="1023"/>
        </table:table-row>
        <table:table-row table:style-name="ro3">
          <table:table-cell table:style-name="ce4" office:value-type="string" calcext:value-type="string">
            <text:p>Master Parts List</text:p>
          </table:table-cell>
          <table:table-cell table:style-name="ce4"/>
          <table:table-cell table:number-columns-repeated="1022"/>
        </table:table-row>
        <table:table-row table:style-name="ro3">
          <table:table-cell table:style-name="ce5" office:value-type="string" calcext:value-type="string">
            <text:p>Item</text:p>
          </table:table-cell>
          <table:table-cell table:style-name="ce13" office:value-type="string" calcext:value-type="string">
            <text:p>Symbols</text:p>
          </table:table-cell>
          <table:table-cell table:style-name="ce19" office:value-type="string" calcext:value-type="string">
            <text:p>Quantity</text:p>
          </table:table-cell>
          <table:table-cell table:style-name="ce24" office:value-type="string" office:string-value="Price(each)" calcext:value-type="string">
            <text:p>Price(each) </text:p>
          </table:table-cell>
          <table:table-cell table:style-name="ce24" office:value-type="string" office:string-value="Price(sum)" calcext:value-type="string">
            <text:p>Price(sum) </text:p>
          </table:table-cell>
          <table:table-cell table:style-name="ce24" office:value-type="string" office:string-value="Description" calcext:value-type="string">
            <text:p>Description </text:p>
          </table:table-cell>
          <table:table-cell table:style-name="ce5" office:value-type="string" calcext:value-type="string">
            <text:p>Manufacturers Part Number</text:p>
          </table:table-cell>
          <table:table-cell table:style-name="ce19"/>
          <table:table-cell table:style-name="ce5" office:value-type="string" calcext:value-type="string">
            <text:p>Website of Part</text:p>
          </table:table-cell>
          <table:table-cell table:number-columns-repeated="1015"/>
        </table:table-row>
        <table:table-row table:style-name="ro4">
          <table:table-cell table:style-name="ce6" office:value-type="string" calcext:value-type="string">
            <text:p>Processor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11.28/5" office:value-type="float" office:value="2.256" calcext:value-type="float">
            <text:p><text:s/>$2.26 </text:p>
          </table:table-cell>
          <table:table-cell table:formula="of:=[.C8]*[.D8]" office:value-type="float" office:value="11.28" calcext:value-type="float">
            <text:p><text:s/>$11.28 </text:p>
          </table:table-cell>
          <table:table-cell table:style-name="ce28" office:value-type="string" calcext:value-type="string">
            <text:p>68000 CPU 20MHz, 64-pin PLCC</text:p>
          </table:table-cell>
          <table:table-cell office:value-type="string" calcext:value-type="string">
            <text:p>MC68HC000FN20</text:p>
          </table:table-cell>
          <table:table-cell office:value-type="string" calcext:value-type="string">
            <text:p>J</text:p>
          </table:table-cell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4">
          <table:table-cell table:style-name="ce7" office:value-type="string" calcext:value-type="string">
            <text:p>Sold Processor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formula="of:=-2" office:value-type="float" office:value="-2" calcext:value-type="float">
            <text:p><text:s/>$(2.00)</text:p>
          </table:table-cell>
          <table:table-cell table:formula="of:=[.C9]*[.D9]" office:value-type="float" office:value="-2" calcext:value-type="float">
            <text:p><text:s/>$(2.00)</text:p>
          </table:table-cell>
          <table:table-cell table:style-name="ce28" office:value-type="string" calcext:value-type="string">
            <text:p>CPU purchased by Brian</text:p>
          </table:table-cell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6" office:value-type="string" calcext:value-type="string">
            <text:p>Processor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<text:s/>$1.42 </text:p>
          </table:table-cell>
          <table:table-cell table:formula="of:=[.C10]*[.D10]" office:value-type="float" office:value="2.84" calcext:value-type="float">
            <text:p><text:s/>$2.84 </text:p>
          </table:table-cell>
          <table:table-cell table:style-name="ce3" office:value-type="string" calcext:value-type="string">
            <text:p>CONN SOCKET PLCC 68POS TIN</text:p>
          </table:table-cell>
          <table:table-cell office:value-type="string" calcext:value-type="string">
            <text:p>AE10059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U Oscil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2.37" calcext:value-type="float">
            <text:p><text:s/>$2.37 </text:p>
          </table:table-cell>
          <table:table-cell table:formula="of:=[.C11]*[.D11]" office:value-type="float" office:value="2.37" calcext:value-type="float">
            <text:p><text:s/>$2.37 </text:p>
          </table:table-cell>
          <table:table-cell table:style-name="ce3" office:value-type="string" calcext:value-type="string">
            <text:p>OSC XO 80.000MHZ TTL PC PIN</text:p>
          </table:table-cell>
          <table:table-cell office:value-type="string" calcext:value-type="string">
            <text:p>XC1194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8" office:value-type="string" calcext:value-type="string">
            <text:p>Oscillator Sockets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<text:s/>$0.25 </text:p>
          </table:table-cell>
          <table:table-cell table:formula="of:=[.C12]*[.D12]" office:value-type="float" office:value="0.5" calcext:value-type="float">
            <text:p><text:s/>$0.50 </text:p>
          </table:table-cell>
          <table:table-cell table:style-name="ce3" office:value-type="string" calcext:value-type="string">
            <text:p>8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<text:s/>$8.00 </text:p>
          </table:table-cell>
          <table:table-cell table:formula="of:=[.C13]*[.D13]" office:value-type="float" office:value="16" calcext:value-type="float">
            <text:p><text:s/>$16.00 </text:p>
          </table:table-cell>
          <table:table-cell table:style-name="ce3" office:value-type="string" calcext:value-type="string">
            <text:p>IC CPLD 72 MCELL C-TEMP 84-PLCC</text:p>
          </table:table-cell>
          <table:table-cell office:value-type="string" calcext:value-type="string">
            <text:p>XC9572-7PC84C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PLD Socket</text:p>
          </table:table-cell>
          <table:table-cell table:style-name="ce6"/>
          <table:table-cell office:value-type="float" office:value="5" calcext:value-type="float">
            <text:p>5</text:p>
          </table:table-cell>
          <table:table-cell table:formula="of:=2.56/5" office:value-type="float" office:value="0.512" calcext:value-type="float">
            <text:p><text:s/>$0.51 </text:p>
          </table:table-cell>
          <table:table-cell table:formula="of:=[.C14]*[.D14]" office:value-type="float" office:value="2.56" calcext:value-type="float">
            <text:p><text:s/>$2.56 </text:p>
          </table:table-cell>
          <table:table-cell table:style-name="ce3" office:value-type="string" calcext:value-type="string">
            <text:p>5x PLCC IC Socket DIP 84 PINS PLCC-84 </text:p>
          </table:table-cell>
          <table:table-cell office:value-type="string" calcext:value-type="string">
            <text:p>?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Jtag</text:p>
          </table:table-cell>
          <table:table-cell table:style-name="ce14" office:value-type="string" calcext:value-type="string">
            <text:p>6-pin</text:p>
          </table:table-cell>
          <table:table-cell office:value-type="float" office:value="3" calcext:value-type="float">
            <text:p>3</text:p>
          </table:table-cell>
          <table:table-cell office:value-type="float" office:value="0.68" calcext:value-type="float">
            <text:p><text:s/>$0.68 </text:p>
          </table:table-cell>
          <table:table-cell table:formula="of:=[.C15]*[.D15]" office:value-type="float" office:value="2.04" calcext:value-type="float">
            <text:p><text:s/>$2.04 </text:p>
          </table:table-cell>
          <table:table-cell table:style-name="ce3" office:value-type="string" calcext:value-type="string">
            <text:p>Headers &amp; Wire Housings 16CKT VERT HDR</text:p>
          </table:table-cell>
          <table:table-cell office:value-type="string" calcext:value-type="string">
            <text:p>22-28-4161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GAPJcf4kvdv3Xd3iPYTA6w%3D%3D" xlink:type="simple">http://www.mouser.com/Search/ProductDetail.aspx?qs=GAPJcf4kvdv3Xd3iPYTA6w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9.99/2" office:value-type="float" office:value="4.995" calcext:value-type="float">
            <text:p><text:s/>$5.00 </text:p>
          </table:table-cell>
          <table:table-cell table:formula="of:=[.C16]*[.D16]" office:value-type="float" office:value="9.99" calcext:value-type="float">
            <text:p><text:s/>$9.99 </text:p>
          </table:table-cell>
          <table:table-cell table:style-name="ce3" office:value-type="string" calcext:value-type="string">
            <text:p>40-DIP</text:p>
          </table:table-cell>
          <table:table-cell office:value-type="string" calcext:value-type="string">
            <text:p>MC68681L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02" calcext:value-type="float">
            <text:p><text:s/>$1.02 </text:p>
          </table:table-cell>
          <table:table-cell table:formula="of:=[.C17]*[.D17]" office:value-type="float" office:value="1.02" calcext:value-type="float">
            <text:p><text:s/>$1.02 </text:p>
          </table:table-cell>
          <table:table-cell table:style-name="ce3" office:value-type="string" calcext:value-type="string">
            <text:p>CONN SOCKET PLCC 44POS TIN</text:p>
          </table:table-cell>
          <table:table-cell office:value-type="string" calcext:value-type="string">
            <text:p>AE10057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uart CLK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88" calcext:value-type="float">
            <text:p><text:s/>$1.88 </text:p>
          </table:table-cell>
          <table:table-cell table:formula="of:=[.C18]*[.D18]" office:value-type="float" office:value="1.88" calcext:value-type="float">
            <text:p><text:s/>$1.88 </text:p>
          </table:table-cell>
          <table:table-cell table:style-name="ce29" office:value-type="string" calcext:value-type="string">
            <text:p>OSC 3.6864 MHZ 5.0V FULL SIZE</text:p>
          </table:table-cell>
          <table:table-cell table:style-name="ce29" office:value-type="string" calcext:value-type="string">
            <text:p>XC1158-ND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S232 Driver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<text:s/>$1.37 </text:p>
          </table:table-cell>
          <table:table-cell table:formula="of:=[.C19]*[.D19]" office:value-type="float" office:value="2.74" calcext:value-type="float">
            <text:p><text:s/>$2.74 </text:p>
          </table:table-cell>
          <table:table-cell table:style-name="ce3" office:value-type="string" calcext:value-type="string">
            <text:p>IC DUAL RS232 ESD-PROT 16-DIP 250kbps</text:p>
          </table:table-cell>
          <table:table-cell office:value-type="string" calcext:value-type="string">
            <text:p>MAX232E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style-name="ce37" office:value-type="string" calcext:value-type="string">
            <text:p>Needs some 1uF caps</text:p>
          </table:table-cell>
          <table:table-cell table:number-columns-repeated="1014"/>
        </table:table-row>
        <table:table-row table:style-name="ro3">
          <table:table-cell table:style-name="ce8" office:value-type="string" calcext:value-type="string">
            <text:p>RS232 Driver Socket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<text:s/>$0.50 </text:p>
          </table:table-cell>
          <table:table-cell table:formula="of:=[.C20]*[.D20]" office:value-type="float" office:value="0.5" calcext:value-type="float">
            <text:p><text:s/>$0.50 </text:p>
          </table:table-cell>
          <table:table-cell table:style-name="ce3" office:value-type="string" calcext:value-type="string">
            <text:p>16-pin dip socket</text:p>
          </table:table-cell>
          <table:table-cell table:number-columns-repeated="2"/>
          <table:table-cell table:style-name="ce35" office:value-type="string" calcext:value-type="string">
            <text:p>supply closet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D-Sub connec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1.54" calcext:value-type="float">
            <text:p><text:s/>$1.54 </text:p>
          </table:table-cell>
          <table:table-cell table:formula="of:=[.C21]*[.D21]" office:value-type="float" office:value="1.54" calcext:value-type="float">
            <text:p><text:s/>$1.54 </text:p>
          </table:table-cell>
          <table:table-cell table:style-name="ce3" office:value-type="string" calcext:value-type="string">
            <text:p>CONN D-SUB PLUG 9POS R/A SOLDER</text:p>
          </table:table-cell>
          <table:table-cell office:value-type="string" calcext:value-type="string">
            <text:p>A109020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am 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4.98" calcext:value-type="float">
            <text:p><text:s/>$4.98 </text:p>
          </table:table-cell>
          <table:table-cell table:formula="of:=[.C22]*[.D22]" office:value-type="float" office:value="9.96" calcext:value-type="float">
            <text:p><text:s/>$9.96 </text:p>
          </table:table-cell>
          <table:table-cell table:style-name="ce3" office:value-type="string" calcext:value-type="string">
            <text:p>IC SRAM 4MBIT 12NS 44SOJ</text:p>
          </table:table-cell>
          <table:table-cell office:value-type="string" calcext:value-type="string">
            <text:p>AS7C4098A-12JIN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 office:value-type="float" office:value="1.67" calcext:value-type="float">
            <text:p><text:s/>$1.67 </text:p>
          </table:table-cell>
          <table:table-cell table:formula="of:=[.C23]*[.D23]" office:value-type="float" office:value="6.68" calcext:value-type="float">
            <text:p><text:s/>$6.68 </text:p>
          </table:table-cell>
          <table:table-cell table:style-name="ce3" office:value-type="string" calcext:value-type="string">
            <text:p>IC FLASH 4MBIT 70NS 32DIP</text:p>
          </table:table-cell>
          <table:table-cell office:value-type="string" calcext:value-type="string">
            <text:p>SST39SF040-70-4C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om ZIF Socket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formula="of:=4.98/2" office:value-type="float" office:value="2.49" calcext:value-type="float">
            <text:p><text:s/>$2.49 </text:p>
          </table:table-cell>
          <table:table-cell table:formula="of:=[.C24]*[.D24]" office:value-type="float" office:value="4.98" calcext:value-type="float">
            <text:p><text:s/>$4.98 </text:p>
          </table:table-cell>
          <table:table-cell table:style-name="ce3" office:value-type="string" calcext:value-type="string">
            <text:p>40Pin ZIF ZIP DIP</text:p>
          </table:table-cell>
          <table:table-cell table:style-name="ce30"/>
          <table:table-cell table:style-name="ce23"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5v Regulator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4.27" calcext:value-type="float">
            <text:p><text:s/>$4.27 </text:p>
          </table:table-cell>
          <table:table-cell table:formula="of:=[.C25]*[.D25]" office:value-type="float" office:value="4.27" calcext:value-type="float">
            <text:p><text:s/>$4.27 </text:p>
          </table:table-cell>
          <table:table-cell table:style-name="ce29" office:value-type="string" calcext:value-type="string">
            <text:p>IC REG LDO 5V 3A TO220-3</text:p>
          </table:table-cell>
          <table:table-cell table:style-name="ce29" office:value-type="string" calcext:value-type="string">
            <text:p>LT323AT</text:p>
          </table:table-cell>
          <table:table-cell table:style-name="ce34"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ON/OFF switch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<text:s/>$1.09 </text:p>
          </table:table-cell>
          <table:table-cell table:formula="of:=[.C26]*[.D26]" office:value-type="float" office:value="2.18" calcext:value-type="float">
            <text:p><text:s/>$2.18 </text:p>
          </table:table-cell>
          <table:table-cell table:style-name="ce3" office:value-type="string" calcext:value-type="string">
            <text:p>Slide Switches MINI SLIDE SWITCH</text:p>
          </table:table-cell>
          <table:table-cell office:value-type="string" calcext:value-type="string">
            <text:p>SLA12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Reset Button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<text:s/>$0.76 </text:p>
          </table:table-cell>
          <table:table-cell table:formula="of:=[.C27]*[.D27]" office:value-type="float" office:value="1.52" calcext:value-type="float">
            <text:p><text:s/>$1.52 </text:p>
          </table:table-cell>
          <table:table-cell table:style-name="ce3" office:value-type="string" calcext:value-type="string">
            <text:p>SWITCH TACT 6MM SMD MOM 160GF</text:p>
          </table:table-cell>
          <table:table-cell office:value-type="string" calcext:value-type="string">
            <text:p>B3S-1000</text:p>
          </table:table-cell>
          <table:table-cell/>
          <table:table-cell table:style-name="ce35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15"/>
        </table:table-row>
        <table:table-row table:style-name="ro5">
          <table:table-cell table:style-name="ce6" office:value-type="string" calcext:value-type="string">
            <text:p>LEDs</text:p>
          </table:table-cell>
          <table:table-cell table:style-name="ce6"/>
          <table:table-cell office:value-type="float" office:value="18" calcext:value-type="float">
            <text:p>18</text:p>
          </table:table-cell>
          <table:table-cell office:value-type="float" office:value="0.313" calcext:value-type="float">
            <text:p><text:s/>$0.31 </text:p>
          </table:table-cell>
          <table:table-cell table:formula="of:=[.C28]*[.D28]" office:value-type="float" office:value="5.634" calcext:value-type="float">
            <text:p><text:s/>$5.63 </text:p>
          </table:table-cell>
          <table:table-cell table:style-name="ce30" office:value-type="string" office:string-value="SMD 3.2X1.6MM LOW CRNT Blue" calcext:value-type="string">
            <text:p>SMD 3.2X1.6MM LOW CRNT Blue </text:p>
          </table:table-cell>
          <table:table-cell table:style-name="ce29" office:value-type="string" calcext:value-type="string">
            <text:p>APT3216LVBC/D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<text:span text:style-name="T1"><text:a xlink:href="http://www.mouser.com/Search/ProductDetail.aspx?qs=7JStj%2FjQ2SEA%252b%2FUbcPiheQ%3D%3D" xlink:type="simple">http://www.mouser.com/Search/ProductDetail.aspx?qs=7JStj%2fjQ2SEA%252b%2fUbcPiheQ%3d%3d</text:a></text:span>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1.0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29]*[.D29]" office:value-type="float" office:value="0.6" calcext:value-type="float">
            <text:p><text:s/>$0.60 </text:p>
          </table:table-cell>
          <table:table-cell table:style-name="ce30" office:value-type="string" office:string-value="SMD 0805 1Kohms 5% AEC-Q200" calcext:value-type="string">
            <text:p>SMD 0805 1Kohms 5% AEC-Q200 </text:p>
          </table:table-cell>
          <table:table-cell table:style-name="ce29" office:value-type="string" calcext:value-type="string">
            <text:p>ERJ-6GEYJ102V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Resistor 4.7k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100" calcext:value-type="float">
            <text:p>100</text:p>
          </table:table-cell>
          <table:table-cell office:value-type="float" office:value="0.006" calcext:value-type="float">
            <text:p><text:s/>$0.01 </text:p>
          </table:table-cell>
          <table:table-cell table:formula="of:=[.C30]*[.D30]" office:value-type="float" office:value="0.6" calcext:value-type="float">
            <text:p><text:s/>$0.60 </text:p>
          </table:table-cell>
          <table:table-cell table:style-name="ce30" office:value-type="string" office:string-value="SMD 0805 4.7Kohms 5% AEC-Q200" calcext:value-type="string">
            <text:p>SMD 0805 4.7Kohms 5% AEC-Q200 </text:p>
          </table:table-cell>
          <table:table-cell table:style-name="ce30" office:value-type="string" office:string-value="ERJ-6GEYJ472V" calcext:value-type="string">
            <text:p>ERJ-6GEYJ472V 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1 uF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35" calcext:value-type="float">
            <text:p>35</text:p>
          </table:table-cell>
          <table:table-cell office:value-type="float" office:value="0.038" calcext:value-type="float">
            <text:p><text:s/>$0.04 </text:p>
          </table:table-cell>
          <table:table-cell table:formula="of:=[.C31]*[.D31]" office:value-type="float" office:value="1.33" calcext:value-type="float">
            <text:p><text:s/>$1.33 </text:p>
          </table:table-cell>
          <table:table-cell table:style-name="ce31" office:value-type="string" calcext:value-type="string">
            <text:p>MLCC - SMD/SMT 0805 1uF 16volts X5R 10%</text:p>
          </table:table-cell>
          <table:table-cell table:style-name="ce29" office:value-type="string" calcext:value-type="string">
            <text:p>GRM21BR61C105KA01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22 uF 6.3V</text:p>
          </table:table-cell>
          <table:table-cell table:style-name="ce15" office:value-type="string" calcext:value-type="string">
            <text:p>Online</text:p>
          </table:table-cell>
          <table:table-cell office:value-type="float" office:value="2" calcext:value-type="float">
            <text:p>2</text:p>
          </table:table-cell>
          <table:table-cell office:value-type="float" office:value="0.24" calcext:value-type="float">
            <text:p><text:s/>$0.24 </text:p>
          </table:table-cell>
          <table:table-cell table:formula="of:=[.C32]*[.D32]" office:value-type="float" office:value="0.48" calcext:value-type="float">
            <text:p><text:s/>$0.48 </text:p>
          </table:table-cell>
          <table:table-cell table:style-name="ce31" office:value-type="string" calcext:value-type="string">
            <text:p>MLCC - SMD/SMT 0805 22uF 6.3volts X5R 20%</text:p>
          </table:table-cell>
          <table:table-cell table:style-name="ce29" office:value-type="string" calcext:value-type="string">
            <text:p>GRM21BR60J226ME39L</text:p>
          </table:table-cell>
          <table:table-cell table:style-name="ce34"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Capacitor 47 uF 25V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99" calcext:value-type="float">
            <text:p><text:s/>$0.99 </text:p>
          </table:table-cell>
          <table:table-cell table:formula="of:=[.C33]*[.D33]" office:value-type="float" office:value="0.99" calcext:value-type="float">
            <text:p><text:s/>$0.99 </text:p>
          </table:table-cell>
          <table:table-cell table:style-name="ce32" office:value-type="string" calcext:value-type="string">
            <text:p>Ceramic Leaded 47uF 25volts X5R 20% Radial ThruHole</text:p>
          </table:table-cell>
          <table:table-cell office:value-type="string" calcext:value-type="string">
            <text:p>FG16X5R1E476MRT00</text:p>
          </table:table-cell>
          <table:table-cell office:value-type="string" calcext:value-type="string">
            <text:p>m</text:p>
          </table:table-cell>
          <table:table-cell table:style-name="ce35" office:value-type="string" calcext:value-type="string">
            <text:p>mouser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Barrel Plug (Male)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office:value-type="float" office:value="0.85" calcext:value-type="float">
            <text:p><text:s/>$0.85 </text:p>
          </table:table-cell>
          <table:table-cell table:formula="of:=[.C34]*[.D34]" office:value-type="float" office:value="0.85" calcext:value-type="float">
            <text:p><text:s/>$0.85 </text:p>
          </table:table-cell>
          <table:table-cell table:style-name="ce32" office:value-type="string" calcext:value-type="string">
            <text:p>CONN PWR JACK 2.1X5.5MM SOLDER</text:p>
          </table:table-cell>
          <table:table-cell office:value-type="string" calcext:value-type="string">
            <text:p>EJ508A-ND</text:p>
          </table:table-cell>
          <table:table-cell/>
          <table:table-cell table:style-name="ce35" office:value-type="string" calcext:value-type="string">
            <text:p>digike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9V AC Adapto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59" calcext:value-type="float">
            <text:p><text:s/>$6.59 </text:p>
          </table:table-cell>
          <table:table-cell table:formula="of:=[.C35]*[.D35]" office:value-type="float" office:value="6.59" calcext:value-type="float">
            <text:p><text:s/>$6.59 </text:p>
          </table:table-cell>
          <table:table-cell table:style-name="ce32" office:value-type="string" calcext:value-type="string">
            <text:p>9V 2A 2000mA DC AC Adapter Charger </text:p>
          </table:table-cell>
          <table:table-cell office:value-type="string" calcext:value-type="string">
            <text:p>-</text:p>
          </table:table-cell>
          <table:table-cell/>
          <table:table-cell table:style-name="ce35" office:value-type="string" calcext:value-type="string">
            <text:p>ebay</text:p>
          </table:table-cell>
          <table:table-cell table:number-columns-repeated="1015"/>
        </table:table-row>
        <table:table-row table:style-name="ro3">
          <table:table-cell table:style-name="ce6" office:value-type="string" calcext:value-type="string">
            <text:p>Logic Analyser</text:p>
          </table:table-cell>
          <table:table-cell table:style-name="ce16"/>
          <table:table-cell office:value-type="float" office:value="1" calcext:value-type="float">
            <text:p>1</text:p>
          </table:table-cell>
          <table:table-cell office:value-type="float" office:value="6.79" calcext:value-type="float">
            <text:p><text:s/>$6.79 </text:p>
          </table:table-cell>
          <table:table-cell table:formula="of:=[.C36]*[.D36]" office:value-type="float" office:value="6.79" calcext:value-type="float">
            <text:p><text:s/>$6.79 </text:p>
          </table:table-cell>
          <table:table-cell table:style-name="ce32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9" office:value-type="string" calcext:value-type="string">
            <text:p>PCB Board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33" calcext:value-type="float">
            <text:p><text:s/>$33.00 </text:p>
          </table:table-cell>
          <table:table-cell table:formula="of:=[.C37]*[.D37]" office:value-type="float" office:value="33" calcext:value-type="float">
            <text:p><text:s/>$33.00 </text:p>
          </table:table-cell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>
          <table:table-cell table:style-name="ce10" office:value-type="string" calcext:value-type="string">
            <text:p>PCB Shipping and H</text:p>
          </table:table-cell>
          <table:table-cell table:style-name="ce10"/>
          <table:table-cell table:style-name="ce20" office:value-type="float" office:value="1" calcext:value-type="float">
            <text:p>1</text:p>
          </table:table-cell>
          <table:table-cell office:value-type="float" office:value="10" calcext:value-type="float">
            <text:p><text:s/>$10.00 </text:p>
          </table:table-cell>
          <table:table-cell table:formula="of:=[.C38]*[.D38]" office:value-type="float" office:value="10" calcext:value-type="float">
            <text:p><text:s/>$10.00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Digikey Shipping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10.55" calcext:value-type="float">
            <text:p><text:s/>$10.55 </text:p>
          </table:table-cell>
          <table:table-cell table:formula="of:=[.C39]*[.D39]" office:value-type="float" office:value="10.55" calcext:value-type="float">
            <text:p><text:s/>$10.55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Mouser Shipping+Tax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office:value-type="float" office:value="7.77" calcext:value-type="float">
            <text:p><text:s/>$7.77 </text:p>
          </table:table-cell>
          <table:table-cell table:formula="of:=[.C40]*[.D40]" office:value-type="float" office:value="7.77" calcext:value-type="float">
            <text:p><text:s/>$7.77 </text:p>
          </table:table-cell>
          <table:table-cell/>
          <table:table-cell table:style-name="ce9"/>
          <table:table-cell table:style-name="ce20"/>
          <table:table-cell table:number-columns-repeated="1016"/>
        </table:table-row>
        <table:table-row table:style-name="ro3">
          <table:table-cell table:style-name="ce11" office:value-type="string" calcext:value-type="string">
            <text:p>68000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" calcext:value-type="float">
            <text:p><text:s/>$2.00 </text:p>
          </table:table-cell>
          <table:table-cell table:style-name="ce25" table:formula="of:=[.C41]*[.D41]" office:value-type="float" office:value="2" calcext:value-type="float">
            <text:p><text:s/>$2.0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DUAR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" calcext:value-type="float">
            <text:p><text:s/>$2.50 </text:p>
          </table:table-cell>
          <table:table-cell table:style-name="ce25" table:formula="of:=[.C42]*[.D42]" office:value-type="float" office:value="2.5" calcext:value-type="float">
            <text:p><text:s/>$2.5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CPLD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4.1" calcext:value-type="float">
            <text:p><text:s/>$4.10 </text:p>
          </table:table-cell>
          <table:table-cell table:style-name="ce25" table:formula="of:=[.C43]*[.D43]" office:value-type="float" office:value="4.1" calcext:value-type="float">
            <text:p><text:s/>$4.10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84pin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1.85" calcext:value-type="float">
            <text:p><text:s/>$1.85 </text:p>
          </table:table-cell>
          <table:table-cell table:style-name="ce25" table:formula="of:=[.C44]*[.D44]" office:value-type="float" office:value="1.85" calcext:value-type="float">
            <text:p><text:s/>$1.85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1" office:value-type="string" calcext:value-type="string">
            <text:p>ZIF socket shipping</text:p>
          </table:table-cell>
          <table:table-cell table:style-name="ce17"/>
          <table:table-cell table:style-name="ce21" office:value-type="float" office:value="1" calcext:value-type="float">
            <text:p>1</text:p>
          </table:table-cell>
          <table:table-cell table:style-name="ce25" office:value-type="float" office:value="2.54" calcext:value-type="float">
            <text:p><text:s/>$2.54 </text:p>
          </table:table-cell>
          <table:table-cell table:style-name="ce25" table:formula="of:=[.C45]*[.D45]" office:value-type="float" office:value="2.54" calcext:value-type="float">
            <text:p><text:s/>$2.54 </text:p>
          </table:table-cell>
          <table:table-cell table:style-name="ce25"/>
          <table:table-cell table:style-name="ce33"/>
          <table:table-cell table:style-name="ce21"/>
          <table:table-cell table:style-name="ce33" table:number-columns-repeated="3"/>
          <table:table-cell table:number-columns-repeated="1013"/>
        </table:table-row>
        <table:table-row table:style-name="ro3">
          <table:table-cell table:style-name="ce12" table:number-columns-repeated="2"/>
          <table:table-cell table:style-name="ce22"/>
          <table:table-cell table:style-name="ce26" office:value-type="string" office:string-value="Total Cost w/ Shipping" calcext:value-type="string">
            <text:p>Total Cost w/ Shipping </text:p>
          </table:table-cell>
          <table:table-cell table:style-name="ce27" table:formula="of:=SUM([.E8:.E45])" office:value-type="float" office:value="181.024" calcext:value-type="float">
            <text:p><text:s/>$181.02 </text:p>
          </table:table-cell>
          <table:table-cell table:style-name="ce27"/>
          <table:table-cell table:number-columns-repeated="1018"/>
        </table:table-row>
        <table:table-row table:style-name="ro3">
          <table:table-cell table:number-columns-repeated="5"/>
          <table:table-cell table:style-name="ce27" office:value-type="string" office:string-value="Shipping Costs" calcext:value-type="string">
            <text:p>Shipping Costs </text:p>
          </table:table-cell>
          <table:table-cell table:style-name="ce27" table:formula="of:=SUM([.E38:.E45])" office:value-type="float" office:value="41.31" calcext:value-type="float">
            <text:p><text:s/>$41.31 </text:p>
          </table:table-cell>
          <table:table-cell table:number-columns-repeated="1017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5"/>
          <table:table-cell table:style-name="ce3"/>
          <table:table-cell table:number-columns-repeated="2"/>
          <table:table-cell table:style-name="ce35"/>
          <table:table-cell table:number-columns-repeated="1015"/>
        </table:table-row>
        <table:table-row table:style-name="ro3" table:number-rows-repeated="19">
          <table:table-cell table:number-columns-repeated="1024"/>
        </table:table-row>
        <table:table-row table:style-name="ro3" table:number-rows-repeated="9">
          <table:table-cell table:style-name="ce9" table:number-columns-repeated="2"/>
          <table:table-cell table:number-columns-repeated="1022"/>
        </table:table-row>
        <table:table-row table:style-name="ro3" table:number-rows-repeated="104849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3">
        <office:forms form:automatic-focus="false" form:apply-design-mode="false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9" table:number-columns-repeated="1021" table:default-cell-style-name="Default"/>
        <table:table-row table:style-name="ro6">
          <table:table-cell/>
          <table:table-cell table:style-name="ce43"/>
          <table:table-cell table:style-name="ce45" office:value-type="string" office:string-value="MicroComputer Design" calcext:value-type="string">
            <text:p>MicroComputer Design </text:p>
          </table:table-cell>
          <table:table-cell table:number-columns-repeated="1021"/>
        </table:table-row>
        <table:table-row table:style-name="ro6">
          <table:table-cell/>
          <table:table-cell table:style-name="ce43"/>
          <table:table-cell table:style-name="ce45"/>
          <table:table-cell table:number-columns-repeated="1021"/>
        </table:table-row>
        <table:table-row table:style-name="ro6">
          <table:table-cell table:style-name="ce39" office:value-type="string" calcext:value-type="string">
            <text:p>Item</text:p>
          </table:table-cell>
          <table:table-cell table:style-name="ce44" office:value-type="string" calcext:value-type="string">
            <text:p>Supply Voltage</text:p>
          </table:table-cell>
          <table:table-cell table:style-name="ce44" office:value-type="string" calcext:value-type="string">
            <text:p>Current Requirments</text:p>
          </table:table-cell>
          <table:table-cell table:style-name="ce39" office:value-type="string" calcext:value-type="string">
            <text:p>Website of Part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(PLCC recom.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.5 A max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5291" xlink:type="simple">http://www.jameco.com/webapp/wcs/stores/servlet/ProductDisplay?langId=-1&amp;storeId=10001&amp;catalogId=10001&amp;productId=25291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rocessor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646-ND" xlink:type="simple">http://search.digikey.com/scripts/DkSearch/dksus.dll?Detail?name=ED5664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(8Mhz reco. &amp; can be used for CPLD clock w/o dividing)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23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SE1707-ND" xlink:type="simple">http://search.digikey.com/scripts/DkSearch/dksus.dll?Detail?name=SE17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U Oscillator Socket 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143-ND" xlink:type="simple">http://search.digikey.com/scripts/DkSearch/dksus.dll?Detail?name=ED5614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65 mA max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122-1262-ND" xlink:type="simple">http://search.digikey.com/scripts/DkSearch/dksus.dll?Detail?name=122-1262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CPLD Socket (PLCC recom.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7-ND" xlink:type="simple">http://search.digikey.com/scripts/DkSearch/dksus.dll?Detail?name=AE1006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Jtag (6pin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WM6606-ND" xlink:type="simple">http://search.digikey.com/scripts/DkSearch/dksus.dll?Detail?name=WM660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 mA 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568-3527-5-ND" xlink:type="simple">http://search.digikey.com/scripts/DkSearch/dksus.dll?Detail?name=568-3527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E10064-ND" xlink:type="simple">http://search.digikey.com/scripts/DkSearch/dksus.dll?Detail?name=AE10064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uart CLK (oscillator)</text:p>
          </table:table-cell>
          <table:table-cell table:style-name="ce43" table:number-columns-repeated="2"/>
          <table:table-cell table:style-name="ce46" office:value-type="string" calcext:value-type="string">
            <text:p>http://search.digikey.com/scripts/DkSearch/dksus.dll?Detail?name=X941-ND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u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233ACPP%2BG36-ND" xlink:type="simple">http://search.digikey.com/scripts/DkSearch/dksus.dll?Detail?name=MAX233ACPP%2BG3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S232 Driver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03-ND" xlink:type="simple">http://search.digikey.com/scripts/DkSearch/dksus.dll?Detail?name=ED5620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visory Chip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MAX694CPA%2B-ND" xlink:type="simple">http://search.digikey.com/scripts/DkSearch/dksus.dll?Detail?name=MAX694CPA%2B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Super-Chip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083-ND" xlink:type="simple">http://search.digikey.com/scripts/DkSearch/dksus.dll?Detail?name=ED560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-Sub connector (serial cable connector)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A35107-ND" xlink:type="simple">http://search.digikey.com/scripts/DkSearch/dksus.dll?Detail?name=A35107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150mA</text:p>
          </table:table-cell>
          <table:table-cell table:style-name="ce46" office:value-type="string" calcext:value-type="string">
            <text:p><text:span text:style-name="T1"><text:a xlink:href="http://www.jameco.com/webapp/wcs/stores/servlet/ProductDisplay?langId=-1&amp;storeId=10001&amp;catalogId=10001&amp;productId=242376&amp;pa=242376PS" xlink:type="simple">http://www.jameco.com/webapp/wcs/stores/servlet/ProductDisplay?langId=-1&amp;storeId=10001&amp;catalogId=10001&amp;productId=242376&amp;pa=242376PS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</text:p>
          </table:table-cell>
          <table:table-cell table:style-name="ce43" office:value-type="string" calcext:value-type="string">
            <text:p>5v</text:p>
          </table:table-cell>
          <table:table-cell table:style-name="ce43" office:value-type="string" calcext:value-type="string">
            <text:p>80mA</text:p>
          </table:table-cell>
          <table:table-cell table:style-name="ce46" office:value-type="string" calcext:value-type="string">
            <text:p><text:span text:style-name="T1"><text:a xlink:href="http://search.digikey.com/scripts/DkSearch/dksus.dll?Detail?name=AT28HC256-70PI-ND" xlink:type="simple">http://search.digikey.com/scripts/DkSearch/dksus.dll?Detail?name=AT28HC256-70PI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a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3-ND" xlink:type="simple">http://search.digikey.com/scripts/DkSearch/dksus.dll?Detail?name=ED56283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om Socket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search.digikey.com/scripts/DkSearch/dksus.dll?Detail?name=ED56286-ND" xlink:type="simple">http://search.digikey.com/scripts/DkSearch/dksus.dll?Detail?name=ED56286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5v Regulator</text:p>
          </table:table-cell>
          <table:table-cell table:style-name="ce43" office:value-type="string" calcext:value-type="string">
            <text:p>7-20VMAX</text:p>
          </table:table-cell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425-2629-5-ND" xlink:type="simple">http://search.digikey.com/scripts/DkSearch/dksus.dll?Detail?name=425-2629-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ON/OFF switch</text:p>
          </table:table-cell>
          <table:table-cell table:style-name="ce43" table:number-columns-repeated="2"/>
          <table:table-cell table:style-name="ce46" office:value-type="string" calcext:value-type="string">
            <text:p><text:span text:style-name="T1"><text:a xlink:href="http://www.mouser.com/Search/ProductDetail.aspx?qs=iZD9pWtnGRemNKjEFHFHNQ%3D%3D" xlink:type="simple">http://www.mouser.com/Search/ProductDetail.aspx?qs=iZD9pWtnGRemNKjEFHFHNQ%3d%3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Reset Button</text:p>
          </table:table-cell>
          <table:table-cell/>
          <table:table-cell table:style-name="ce43"/>
          <table:table-cell table:style-name="ce46" office:value-type="string" calcext:value-type="string">
            <text:p><text:span text:style-name="T1"><text:a xlink:href="http://search.digikey.com/scripts/DkSearch/dksus.dll?Detail?name=SW415-ND" xlink:type="simple">http://search.digikey.com/scripts/DkSearch/dksus.dll?Detail?name=SW415-ND</text:a></text:span>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PCB Board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0" office:value-type="string" calcext:value-type="string">
            <text:p>Resistors</text:p>
          </table:table-cell>
          <table:table-cell table:style-name="ce43" table:number-columns-repeated="2"/>
          <table:table-cell table:number-columns-repeated="1021"/>
        </table:table-row>
        <table:table-row table:style-name="ro6">
          <table:table-cell table:style-name="ce41" office:value-type="string" calcext:value-type="string">
            <text:p>Capacitors</text:p>
          </table:table-cell>
          <table:table-cell table:number-columns-repeated="1023"/>
        </table:table-row>
        <table:table-row table:style-name="ro6">
          <table:table-cell table:style-name="ce41" office:value-type="string" calcext:value-type="string">
            <text:p>Total:</text:p>
          </table:table-cell>
          <table:table-cell office:value-type="string" calcext:value-type="string">
            <text:p>5v</text:p>
          </table:table-cell>
          <table:table-cell office:value-type="string" calcext:value-type="string">
            <text:p>1.838 Amps (at most)</text:p>
          </table:table-cell>
          <table:table-cell table:number-columns-repeated="1021"/>
        </table:table-row>
        <table:table-row table:style-name="ro6">
          <table:table-cell table:style-name="ce42" office:value-type="string" calcext:value-type="string">
            <text:p>capacitive and current loading charts (high and low state) for each IC can be found on the data sheets.</text:p>
          </table:table-cell>
          <table:table-cell table:number-columns-repeated="1023"/>
        </table:table-row>
        <table:table-row table:style-name="ro6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3" table:style-name="ta4">
        <office:forms form:automatic-focus="false" form:apply-design-mode="false"/>
        <table:table-column table:style-name="co9" table:number-columns-repeated="3" table:default-cell-style-name="Default"/>
        <table:table-column table:style-name="co13" table:default-cell-style-name="ce38"/>
        <table:table-column table:style-name="co9" table:default-cell-style-name="Default"/>
        <table:table-column table:style-name="co14" table:default-cell-style-name="ce38"/>
        <table:table-column table:style-name="co9" table:number-columns-repeated="1018" table:default-cell-style-name="Default"/>
        <table:table-row table:style-name="ro6" table:number-rows-repeated="4">
          <table:table-cell table:number-columns-repeated="1024"/>
        </table:table-row>
        <table:table-row table:style-name="ro6">
          <table:table-cell table:style-name="ce40" office:value-type="string" calcext:value-type="string">
            <text:p>Item (x = complete)</text:p>
          </table:table-cell>
          <table:table-cell table:style-name="ce48" table:number-columns-repeated="2"/>
          <table:table-cell table:style-name="ce39" office:value-type="string" calcext:value-type="string">
            <text:p>Symbol</text:p>
          </table:table-cell>
          <table:table-cell table:style-name="ce39" office:value-type="string" calcext:value-type="string">
            <text:p>Pattern</text:p>
          </table:table-cell>
          <table:table-cell table:style-name="ce49" office:value-type="string" calcext:value-type="string">
            <text:p>Component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Process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U Oscillato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CPLD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Jtag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uart CLK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S232 Driver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visory Chip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Super-Chip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D-Sub connec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n/a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a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om Socket</text:p>
          </table:table-cell>
          <table:table-cell table:number-columns-repeated="2"/>
          <table:table-cell office:value-type="string" calcext:value-type="string">
            <text:p>N/A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n/a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5v Regulato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ON/OFF switch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38" office:value-type="string" calcext:value-type="string">
            <text:p>Reset Button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CAP (capacitors)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7" office:value-type="string" calcext:value-type="string">
            <text:p>Resistor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style-name="ce38" office:value-type="string" calcext:value-type="string">
            <text:p>X(0805)</text:p>
          </table:table-cell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style-name="ce41" office:value-type="string" calcext:value-type="string">
            <text:p>LED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>
          <table:table-cell table:style-name="ce38" office:value-type="string" calcext:value-type="string">
            <text:p>PCB Board</text:p>
          </table:table-cell>
          <table:table-cell table:number-columns-repeated="1023"/>
        </table:table-row>
        <table:table-row table:style-name="ro6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imeSheet" table:style-name="ta5">
        <office:forms form:automatic-focus="false" form:apply-design-mode="false"/>
        <table:table-column table:style-name="co15" table:default-cell-style-name="ce38"/>
        <table:table-column table:style-name="co16" table:default-cell-style-name="ce38"/>
        <table:table-column table:style-name="co17" table:default-cell-style-name="ce38"/>
        <table:table-column table:style-name="co9" table:number-columns-repeated="1021" table:default-cell-style-name="Default"/>
        <table:table-row table:style-name="ro6">
          <table:table-cell table:style-name="ce50" office:value-type="string" calcext:value-type="string">
            <text:p>Time Sheet</text:p>
          </table:table-cell>
          <table:table-cell table:number-columns-repeated="1023"/>
        </table:table-row>
        <table:table-row table:style-name="ro6">
          <table:table-cell table:style-name="ce40"/>
          <table:table-cell table:style-name="ce58" office:value-type="string" calcext:value-type="string">
            <text:p>Hours (Estimated)</text:p>
          </table:table-cell>
          <table:table-cell table:style-name="ce40" table:number-columns-repeated="6"/>
          <table:table-cell table:number-columns-repeated="1016"/>
        </table:table-row>
        <table:table-row table:style-name="ro1">
          <table:table-cell table:style-name="ce51" office:value-type="string" calcext:value-type="string">
            <text:p>Break</text:p>
          </table:table-cell>
          <table:table-cell table:style-name="ce58" office:value-type="float" office:value="3" calcext:value-type="float">
            <text:p>3</text:p>
          </table:table-cell>
          <table:table-cell table:style-name="ce40" office:value-type="string" calcext:value-type="string">
            <text:p>Researched and bought CPLD, 68k, CPLD socket from eBay</text:p>
          </table:table-cell>
          <table:table-cell table:style-name="ce40" table:number-columns-repeated="5"/>
          <table:table-cell table:number-columns-repeated="1016"/>
        </table:table-row>
        <table:table-row table:style-name="ro1">
          <table:table-cell table:style-name="ce52" office:value-type="string" calcext:value-type="string">
            <text:p>Week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52"/>
          <table:table-cell office:value-type="float" office:value="2.5" calcext:value-type="float">
            <text:p>2.5</text:p>
          </table:table-cell>
          <table:table-cell office:value-type="string" calcext:value-type="string">
            <text:p>Selecting and ordering parts</text:p>
          </table:table-cell>
          <table:table-cell table:number-columns-repeated="1021"/>
        </table:table-row>
        <table:table-row table:style-name="ro1">
          <table:table-cell table:style-name="ce52"/>
          <table:table-cell office:value-type="float" office:value="1" calcext:value-type="float">
            <text:p>1</text:p>
          </table:table-cell>
          <table:table-cell office:value-type="string" calcext:value-type="string">
            <text:p>Attend Friday Lab Meeting and work on prelim schematic</text:p>
          </table:table-cell>
          <table:table-cell table:formula="of:=SUM([.B3:.B7])" office:value-type="float" office:value="9.5" calcext:value-type="float">
            <text:p>9.5</text:p>
          </table:table-cell>
          <table:table-cell table:number-columns-repeated="1020"/>
        </table:table-row>
        <table:table-row table:style-name="ro1">
          <table:table-cell table:style-name="ce52" office:value-type="string" calcext:value-type="string">
            <text:p>Week 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ish Prelim Schematic, write progress report</text:p>
          </table:table-cell>
          <table:table-cell table:number-columns-repeated="1021"/>
        </table:table-row>
        <table:table-row table:style-name="ro1">
          <table:table-cell table:style-name="ce53"/>
          <table:table-cell office:value-type="float" office:value="4.5" calcext:value-type="float">
            <text:p>4.5</text:p>
          </table:table-cell>
          <table:table-cell office:value-type="string" calcext:value-type="string">
            <text:p>Completed ALL component selection. <text:s/>Ordered DUART, AC adaptor, serial cables from eBay &amp; Amazon</text:p>
          </table:table-cell>
          <table:table-cell table:style-name="ce38" table:number-columns-repeated="2"/>
          <table:table-cell table:number-columns-repeated="1019"/>
        </table:table-row>
        <table:table-row table:style-name="ro1">
          <table:table-cell table:style-name="ce53"/>
          <table:table-cell office:value-type="float" office:value="2" calcext:value-type="float">
            <text:p>2</text:p>
          </table:table-cell>
          <table:table-cell office:value-type="string" calcext:value-type="string">
            <text:p>Switch out some resistors &amp; capacitors, place Mouser and Digikey orders</text:p>
          </table:table-cell>
          <table:table-cell table:style-name="ce47" table:formula="of:=SUM([.B8:.B11])" office:value-type="float" office:value="13" calcext:value-type="float">
            <text:p>13</text:p>
          </table:table-cell>
          <table:table-cell table:style-name="ce38"/>
          <table:table-cell table:number-columns-repeated="1019"/>
        </table:table-row>
        <table:table-row table:style-name="ro1">
          <table:table-cell table:style-name="ce53"/>
          <table:table-cell office:value-type="float" office:value="4.5" calcext:value-type="float">
            <text:p>4.5</text:p>
          </table:table-cell>
          <table:table-cell office:value-type="string" calcext:value-type="string">
            <text:p>Download and draw symbols</text:p>
          </table:table-cell>
          <table:table-cell table:style-name="ce38" table:number-columns-repeated="2"/>
          <table:table-cell table:number-columns-repeated="1019"/>
        </table:table-row>
        <table:table-row table:style-name="ro1">
          <table:table-cell table:style-name="ce54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Finish drawing symbols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 office:value-type="string" calcext:value-type="string">
            <text:p>Week 3</text:p>
          </table:table-cell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Begin Schematic – RS232, Reset Debounce, Regulator</text:p>
          </table:table-cell>
          <table:table-cell table:style-name="ce47" table:formula="of:=SUM([.B12:.B17])" office:value-type="float" office:value="18" calcext:value-type="float">
            <text:p>18</text:p>
          </table:table-cell>
          <table:table-cell table:style-name="ce47" table:number-columns-repeated="4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9" calcext:value-type="float">
            <text:p>9</text:p>
          </table:table-cell>
          <table:table-cell table:style-name="ce47" office:value-type="string" calcext:value-type="string">
            <text:p>Work on Schematic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Lab – Talk to josh about block diagram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Explore DUART functionality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Edit schematic (add 80% of testpoints, remove unneeded connections)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4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Consult Josh during lab regarding schematic, soldering, DUART, work on block diagram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Work on Schematic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1" calcext:value-type="float">
            <text:p>1</text:p>
          </table:table-cell>
          <table:table-cell table:style-name="ce47" office:value-type="string" calcext:value-type="string">
            <text:p>Start researching and laying out PCB</text:p>
          </table:table-cell>
          <table:table-cell table:style-name="ce47" table:formula="of:=SUM([.B18:.B23])" office:value-type="float" office:value="20" calcext:value-type="float">
            <text:p>20</text:p>
          </table:table-cell>
          <table:table-cell table:style-name="ce47" table:number-columns-repeated="4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6" calcext:value-type="float">
            <text:p>6</text:p>
          </table:table-cell>
          <table:table-cell table:style-name="ce47" office:value-type="string" calcext:value-type="string">
            <text:p>PCB Layout (assemble busses, connect most chips)</text:p>
          </table:table-cell>
          <table:table-cell table:style-name="ce47" table:formula="of:=SUM([.B24:.B29])" office:value-type="float" office:value="9.5" calcext:value-type="float">
            <text:p>9.5</text:p>
          </table:table-cell>
          <table:table-cell table:style-name="ce47" table:number-columns-repeated="4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5" calcext:value-type="float">
            <text:p>5</text:p>
          </table:table-cell>
          <table:table-cell table:style-name="ce47" office:value-type="string" calcext:value-type="string">
            <text:p>PCB Layout (route CPLD)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2" calcext:value-type="float">
            <text:p>2</text:p>
          </table:table-cell>
          <table:table-cell table:style-name="ce47" office:value-type="string" calcext:value-type="string">
            <text:p>PCB Layout (sync CPLD with schematic, add capacitors)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7" office:value-type="float" office:value="3" calcext:value-type="float">
            <text:p>3</text:p>
          </table:table-cell>
          <table:table-cell table:style-name="ce47" office:value-type="string" calcext:value-type="string">
            <text:p>Add labels, more LEDS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 office:value-type="string" calcext:value-type="string">
            <text:p>Week 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Edit schematic and PCB; change WE, CE, OE busses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1" office:value-type="float" office:value="2.5" calcext:value-type="float">
            <text:p>2.5</text:p>
          </table:table-cell>
          <table:table-cell table:style-name="ce41" office:value-type="string" calcext:value-type="string">
            <text:p>Make schematic look good, make CPLD netlist, final schematic export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Lab with Josh, fit components to printout, fix power jack mistake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5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Add speaker to unused CPLD pin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6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Verify parts against datasheets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56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Order board!!!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41" office:value-type="float" office:value="1" calcext:value-type="float">
            <text:p>1</text:p>
          </table:table-cell>
          <table:table-cell table:style-name="ce41" office:value-type="string" calcext:value-type="string">
            <text:p>Begin VHDL code (netlist, UDF file)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Default"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Work on VHDL (read/write logic)</text:p>
          </table:table-cell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47" office:value-type="string" calcext:value-type="string">
            <text:p>Week 5</text:p>
          </table:table-cell>
          <table:table-cell table:style-name="ce41" table:number-columns-repeated="2"/>
          <table:table-cell table:style-name="ce47" table:number-columns-repeated="5"/>
          <table:table-cell table:number-columns-repeated="1016"/>
        </table:table-row>
        <table:table-row table:style-name="ro1">
          <table:table-cell table:style-name="ce47"/>
          <table:table-cell table:style-name="ce41" table:number-columns-repeated="2"/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7" office:value-type="string" calcext:value-type="string">
            <text:p>Week 6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Soldering/ Verifying power pin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7" office:value-type="string" calcext:value-type="string">
            <text:p>Week 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Programming VHDL / DL/Installing New Xilinx on Lab Computer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 office:value-type="string" calcext:value-type="string">
            <text:p>Week 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Figuring out what the CPLD logic should be for read/write cycles.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Installing Xilinx on computer in lab/ Figuring out VHDL basic test code for LED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Programming VHDL CPLD Code and some test Code to figure out current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 office:value-type="string" calcext:value-type="string">
            <text:p>Week 9</text:p>
          </table:table-cell>
          <table:table-cell table:style-name="ce41" office:value-type="float" office:value="0" calcext:value-type="float">
            <text:p>0</text:p>
          </table:table-cell>
          <table:table-cell table:style-name="ce41" office:value-type="string" calcext:value-type="string">
            <text:p>Projects/Tests in other classe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 office:value-type="string" calcext:value-type="string">
            <text:p>Week 10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string" calcext:value-type="string">
            <text:p>Verified 50% of VHDL code // Tested and verified that ROM works with simple NOP program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11.5" calcext:value-type="float">
            <text:p>11.5</text:p>
          </table:table-cell>
          <table:table-cell table:style-name="ce41" office:value-type="string" calcext:value-type="string">
            <text:p>Verified Ram and Rom works in CPLD. <text:s/>Started Monitor program and attemped serial communication.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9" calcext:value-type="float">
            <text:p>9</text:p>
          </table:table-cell>
          <table:table-cell table:style-name="ce60" office:value-type="string" calcext:value-type="string">
            <text:p>Fixed Grounding problem with DUART. <text:s/>Achieved successful 2 way Serial communication with the computer, Computer displays a menu now, and echos text</text:p>
          </table:table-cell>
          <table:table-cell table:style-name="ce61" table:number-columns-repeated="5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41"/>
          <table:table-cell table:style-name="ce41" office:value-type="float" office:value="9" calcext:value-type="float">
            <text:p>9</text:p>
          </table:table-cell>
          <table:table-cell table:style-name="ce60" office:value-type="string" calcext:value-type="string">
            <text:p>Added messages and error checking for each initial choice (out of 5 choices) Worked on triple output problem. Tried book code but it didn't work for DUART</text:p>
          </table:table-cell>
          <table:table-cell table:style-name="ce61" table:number-columns-repeated="5"/>
          <table:table-cell table:style-name="ce62" table:number-columns-repeated="4"/>
          <table:table-cell table:number-columns-repeated="1012"/>
        </table:table-row>
        <table:table-row table:style-name="ro6">
          <table:table-cell table:style-name="ce41"/>
          <table:table-cell table:style-name="ce41" office:value-type="float" office:value="8" calcext:value-type="float">
            <text:p>8</text:p>
          </table:table-cell>
          <table:table-cell table:style-name="ce41" office:value-type="string" calcext:value-type="string">
            <text:p>FINALLY FIXED THE DUART PROBLEM!!! I now have full serial communication with the computer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Programmed input and output routine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 office:value-type="string" calcext:value-type="string">
            <text:p>Week 11</text:p>
          </table:table-cell>
          <table:table-cell table:style-name="ce41" office:value-type="float" office:value="11.5" calcext:value-type="float">
            <text:p>11.5</text:p>
          </table:table-cell>
          <table:table-cell table:style-name="ce41" office:value-type="string" calcext:value-type="string">
            <text:p>Programmed the view memory (debugged software code that didn't work in hardware) // Programmed modify RAM code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4" calcext:value-type="float">
            <text:p>4</text:p>
          </table:table-cell>
          <table:table-cell table:style-name="ce41" office:value-type="string" calcext:value-type="string">
            <text:p>Fixed the computer so it could do byte reads. (the CE lines on the RAM were wired together, so I could only do word writes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6" calcext:value-type="float">
            <text:p>6</text:p>
          </table:table-cell>
          <table:table-cell table:style-name="ce41" office:value-type="string" calcext:value-type="string">
            <text:p>Programmed the View and modify registers (Option 2)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10" calcext:value-type="float">
            <text:p>10</text:p>
          </table:table-cell>
          <table:table-cell table:style-name="ce41" office:value-type="string" calcext:value-type="string">
            <text:p>Programmed Load Program code for S-Records.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41"/>
          <table:table-cell table:style-name="ce41" office:value-type="float" office:value="3" calcext:value-type="float">
            <text:p>3</text:p>
          </table:table-cell>
          <table:table-cell table:style-name="ce41" office:value-type="string" calcext:value-type="string">
            <text:p>Programmed the Run Program command</text:p>
          </table:table-cell>
          <table:table-cell table:style-name="ce47" table:number-columns-repeated="5"/>
          <table:table-cell table:number-columns-repeated="1016"/>
        </table:table-row>
        <table:table-row table:style-name="ro6">
          <table:table-cell table:style-name="ce57" office:value-type="string" calcext:value-type="string">
            <text:p>Total</text:p>
          </table:table-cell>
          <table:table-cell table:style-name="ce59" table:formula="of:=SUM([.B3:.B50])" office:value-type="float" office:value="182" calcext:value-type="float">
            <text:p>182</text:p>
          </table:table-cell>
          <table:table-cell table:style-name="ce59" office:value-type="string" calcext:value-type="string">
            <text:p>hours</text:p>
          </table:table-cell>
          <table:table-cell table:style-name="ce59" table:number-columns-repeated="5"/>
          <table:table-cell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2"/>
          <table:table-cell table:style-name="ce47"/>
          <table:table-cell table:number-columns-repeated="1021"/>
        </table:table-row>
        <table:table-row table:style-name="ro6" table:number-rows-repeated="104852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5" table:style-name="ta6">
        <office:forms form:automatic-focus="false" form:apply-design-mode="false"/>
        <table:table-column table:style-name="co18" table:default-cell-style-name="ce38"/>
        <table:table-column table:style-name="co9" table:number-columns-repeated="1023" table:default-cell-style-name="Default"/>
        <table:table-row table:style-name="ro6">
          <table:table-cell table:style-name="ce50" office:value-type="string" calcext:value-type="string">
            <text:p>IV. Project Progress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6">
          <table:table-cell table:style-name="ce39" office:value-type="string" calcext:value-type="string">
            <text:p>Task</text:p>
          </table:table-cell>
          <table:table-cell table:style-name="ce39" office:value-type="string" calcext:value-type="string">
            <text:p>Progress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Choose parts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Patterns</text:p>
          </table:table-cell>
          <table:table-cell table:style-name="ce64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Design Symbol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Hardware Errors Foun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utline Flow Char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On-off toggle backward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Schematic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Didn't label JTAG clearly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sign Board layout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Used a female serial conector instead of a male connection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Part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S232 pattern width to wide on PCB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Order Board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d to add a resistor to Supervisor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Assemble board (solder everything on) (2-5 hrs)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65" office:value-type="string" calcext:value-type="string">
            <text:p>Pin 5 on Serial connector was not grounded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Write VHDL code for board if using CPLD (2-16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ROM CE lines were tied together therefore I could not do Byte writ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Load simple loop program into Rom and test computer board (1-5 hrs)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Troubleshoot hardware/ get board working (10 – 8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50" office:value-type="string" calcext:value-type="string">
            <text:p>Soft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monitor program (20 – 60 hrs)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The monitor program displays any key I push 3 times instead of just once. 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Get serial communication working</text:p>
          </table:table-cell>
          <table:table-cell table:style-name="ce64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Adding to an Address regester works in simulation but not on hardware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Code for reading/writing RAM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Simulator clears out upper part of Regester when doing Word or byte moves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isplay basic menu and be able to select options</text:p>
          </table:table-cell>
          <table:table-cell table:style-name="ce38" office:value-type="string" calcext:value-type="string">
            <text:p>Complete</text:p>
          </table:table-cell>
          <table:table-cell/>
          <table:table-cell table:style-name="ce38" office:value-type="string" calcext:value-type="string">
            <text:p>Hardware doesn't clear the upper part of the register when doing</text:p>
          </table:table-cell>
          <table:table-cell table:number-columns-repeated="1020"/>
        </table:table-row>
        <table:table-row table:style-name="ro7">
          <table:table-cell table:style-name="ce63" office:value-type="string" calcext:value-type="string">
            <text:p>Develop necessary functions of monitor program.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 office:value-type="string" calcext:value-type="string">
            <text:p>Final test day with working hardware and software</text:p>
          </table:table-cell>
          <table:table-cell table:style-name="ce38" office:value-type="string" calcext:value-type="string">
            <text:p>Complete</text:p>
          </table:table-cell>
          <table:table-cell table:number-columns-repeated="1022"/>
        </table:table-row>
        <table:table-row table:style-name="ro7">
          <table:table-cell table:style-name="ce63"/>
          <table:table-cell table:number-columns-repeated="1023"/>
        </table:table-row>
        <table:table-row table:style-name="ro6" table:number-rows-repeated="104855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igikey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office:value-type="string" calcext:value-type="string">
            <text:p>Web ID</text:p>
          </table:table-cell>
          <table:table-cell office:value-type="string" calcext:value-type="string">
            <text:p>Access ID</text:p>
          </table:table-cell>
          <table:table-cell office:value-type="string" calcext:value-type="string">
            <text:p>Salesorder Number</text:p>
          </table:table-cell>
          <table:table-cell office:value-type="string" calcext:value-type="string">
            <text:p>Shipping Method</text:p>
          </table:table-cell>
          <table:table-cell office:value-type="string" calcext:value-type="string">
            <text:p>Payment Method</text:p>
          </table:table-cell>
          <table:table-cell table:number-columns-repeated="7"/>
        </table:table-row>
        <table:table-row table:style-name="ro1">
          <table:table-cell office:value-type="float" office:value="162836272" calcext:value-type="float">
            <text:p>162836272</text:p>
          </table:table-cell>
          <table:table-cell office:value-type="float" office:value="55061" calcext:value-type="float">
            <text:p>55061</text:p>
          </table:table-cell>
          <table:table-cell office:value-type="float" office:value="49131690" calcext:value-type="float">
            <text:p>49131690</text:p>
          </table:table-cell>
          <table:table-cell office:value-type="string" calcext:value-type="string">
            <text:p>U.S. Postal Service First Class Mail* (order by 8:00 PM CT)</text:p>
          </table:table-cell>
          <table:table-cell office:value-type="string" calcext:value-type="string">
            <text:p>VISA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hipp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 CPO#1965</text:p>
          </table:table-cell>
          <table:table-cell office:value-type="string" calcext:value-type="string">
            <text:p>LeTourneau University</text:p>
          </table:table-cell>
          <table:table-cell/>
          <table:table-cell office:value-type="string" calcext:value-type="string">
            <text:p>LeTourneau University</text:p>
          </table:table-cell>
          <table:table-cell office:value-type="string" calcext:value-type="string">
            <text:p>2100 S Mobberly Ave</text:p>
          </table:table-cell>
          <table:table-cell office:value-type="string" calcext:value-type="string">
            <text:p>Longview</text:p>
          </table:table-cell>
          <table:table-cell office:value-type="string" calcext:value-type="string">
            <text:p>TX</text:p>
          </table:table-cell>
          <table:table-cell office:value-type="float" office:value="75602" calcext:value-type="float">
            <text:p>75602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cjgriscom@gmail.com</text:p>
          </table:table-cell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Billing Addres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Company</text:p>
          </table:table-cell>
          <table:table-cell office:value-type="string" calcext:value-type="string">
            <text:p>Mail Stop</text:p>
          </table:table-cell>
          <table:table-cell office:value-type="string" calcext:value-type="string">
            <text:p>Address Line 1</text:p>
          </table:table-cell>
          <table:table-cell office:value-type="string" calcext:value-type="string">
            <text:p>Address Line 2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Postal Cod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Telephone</text:p>
          </table:table-cell>
        </table:table-row>
        <table:table-row table:style-name="ro1">
          <table:table-cell office:value-type="string" calcext:value-type="string">
            <text:p>Chandler</text:p>
          </table:table-cell>
          <table:table-cell office:value-type="string" calcext:value-type="string">
            <text:p>Griscom</text:p>
          </table:table-cell>
          <table:table-cell table:number-columns-repeated="2"/>
          <table:table-cell office:value-type="string" calcext:value-type="string">
            <text:p>9 Country Club Rd.</text:p>
          </table:table-cell>
          <table:table-cell/>
          <table:table-cell office:value-type="string" calcext:value-type="string">
            <text:p>Coatesville</text:p>
          </table:table-cell>
          <table:table-cell office:value-type="string" calcext:value-type="string">
            <text:p>PA</text:p>
          </table:table-cell>
          <table:table-cell office:value-type="float" office:value="19320" calcext:value-type="float">
            <text:p>19320</text:p>
          </table:table-cell>
          <table:table-cell office:value-type="string" calcext:value-type="string">
            <text:p>USA</text:p>
          </table:table-cell>
          <table:table-cell/>
          <table:table-cell office:value-type="float" office:value="4846835249" calcext:value-type="float">
            <text:p>484683524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ustomer Reference</text:p>
          </table:table-cell>
          <table:table-cell office:value-type="string" calcext:value-type="string">
            <text:p>Available Quantity</text:p>
          </table:table-cell>
          <table:table-cell office:value-type="string" calcext:value-type="string">
            <text:p>Backorder Quantity</text:p>
          </table:table-cell>
          <table:table-cell office:value-type="string" calcext:value-type="string">
            <text:p>Unit Price USD</text:p>
          </table:table-cell>
          <table:table-cell office:value-type="string" calcext:value-type="string">
            <text:p>Extended Price USD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E10059-ND</text:p>
          </table:table-cell>
          <table:table-cell office:value-type="string" calcext:value-type="string">
            <text:p>CONN SOCKET PLCC 68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E10057-ND</text:p>
          </table:table-cell>
          <table:table-cell office:value-type="string" calcext:value-type="string">
            <text:p>CONN SOCKET PLCC 44POS T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94-ND</text:p>
          </table:table-cell>
          <table:table-cell office:value-type="string" calcext:value-type="string">
            <text:p>OSC XO 80.000MHZ TTL PC P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37" calcext:value-type="float">
            <text:p>2.3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C1158-ND</text:p>
          </table:table-cell>
          <table:table-cell office:value-type="string" calcext:value-type="string">
            <text:p>OSC XO 3.6864MHZ HCMOS TTL P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.47" calcext:value-type="float">
            <text:p>2.47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109020-ND</text:p>
          </table:table-cell>
          <table:table-cell office:value-type="string" calcext:value-type="string">
            <text:p>CONN D-SUB PLUG 9POS R/A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54" calcext:value-type="float">
            <text:p>1.5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ST39SF040-70-4C-PHE-ND</text:p>
          </table:table-cell>
          <table:table-cell office:value-type="string" calcext:value-type="string">
            <text:p>IC FLASH 4MBIT 70NS 32DI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.67" calcext:value-type="float">
            <text:p>1.67</text:p>
          </table:table-cell>
          <table:table-cell office:value-type="float" office:value="6.68" calcext:value-type="float">
            <text:p>6.68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50-1238-5-ND</text:p>
          </table:table-cell>
          <table:table-cell office:value-type="string" calcext:value-type="string">
            <text:p>IC SRAM 4MBIT 12NS 44SOJ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 office:value-type="float" office:value="9.96" calcext:value-type="float">
            <text:p>9.96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96-27963-5-ND</text:p>
          </table:table-cell>
          <table:table-cell office:value-type="string" calcext:value-type="string">
            <text:p>IC DUAL RS232 ESD-PROT 16-DI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.37" calcext:value-type="float">
            <text:p>1.37</text:p>
          </table:table-cell>
          <table:table-cell office:value-type="float" office:value="2.74" calcext:value-type="float">
            <text:p>2.74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3M9580-ND</text:p>
          </table:table-cell>
          <table:table-cell office:value-type="string" calcext:value-type="string">
            <text:p>SHUNT JUMPER .1" BLACK GOL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0.094" calcext:value-type="float">
            <text:p>0.094</text:p>
          </table:table-cell>
          <table:table-cell office:value-type="float" office:value="0.94" calcext:value-type="float">
            <text:p>0.9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J508A-ND</text:p>
          </table:table-cell>
          <table:table-cell office:value-type="string" calcext:value-type="string">
            <text:p>CONN PWR JACK 2.1X5.5MM SOLD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85" calcext:value-type="float">
            <text:p>0.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415-ND</text:p>
          </table:table-cell>
          <table:table-cell office:value-type="string" calcext:value-type="string">
            <text:p>SWITCH TACTILE SPST-NO 0.05A 24V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76" calcext:value-type="float">
            <text:p>0.76</text:p>
          </table:table-cell>
          <table:table-cell office:value-type="float" office:value="1.52" calcext:value-type="float">
            <text:p>1.52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E11110-ND</text:p>
          </table:table-cell>
          <table:table-cell office:value-type="string" calcext:value-type="string">
            <text:p>IC PLCC SOCKET 84POS TIN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.37" calcext:value-type="float">
            <text:p>1.3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323AT#PBF-ND</text:p>
          </table:table-cell>
          <table:table-cell office:value-type="string" calcext:value-type="string">
            <text:p>IC REG LDO 5V 3A TO220-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.27" calcext:value-type="float">
            <text:p>4.27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Subtotal</text:p>
          </table:table-cell>
          <table:table-cell office:value-type="float" office:value="39.59" calcext:value-type="float">
            <text:p>39.5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Shipping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Estimated Sales Tax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office:value-type="string" calcext:value-type="string">
            <text:p>unknown</text:p>
          </table:table-cell>
          <table:table-cell table:number-columns-repeated="4"/>
        </table:table-row>
        <table:table-row table:style-name="ro1" table:number-rows-repeated="1048546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fill-character> </loext:fill-character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Currency" style:display-name="Excel_BuiltIn_Currency" style:family="table-cell" style:parent-style-name="Default" style:data-style-name="N125">
      <style:table-cell-properties fo:padding="2.01pt"/>
    </style:style>
    <style:style style:name="Excel_5f_BuiltIn_5f_Hyperlink" style:display-name="Excel_BuiltIn_Hyperlink" style:family="table-cell" style:parent-style-name="Default">
      <style:table-cell-properties fo:padding="2.01pt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  <style:page-layout style:name="Mpm4">
      <style:page-layout-properties fo:page-width="792pt" fo:page-height="612pt" style:num-format="1" style:print-orientation="landscape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5">00/00/0000</text:date>, <text:time style:data-style-name="N2" text:time-value="17:45:44.293812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5T19:00:00</meta:creation-date>
    <dc:date>2017-02-05T01:07:08.048147640</dc:date>
    <meta:generator>LibreOffice/5.0.5.2$Linux_X86_64 LibreOffice_project/00m0$Build-2</meta:generator>
    <meta:editing-duration>P8DT19H7M38S</meta:editing-duration>
    <meta:editing-cycles>199</meta:editing-cycles>
    <meta:document-statistic meta:table-count="7" meta:cell-count="934" meta:object-count="0"/>
  </office:meta>
</office:document-meta>
</file>